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c0d" officeooo:paragraph-rsid="0011ac0d"/>
    </style:style>
    <style:style style:name="P2" style:family="paragraph" style:parent-style-name="Standard">
      <style:text-properties officeooo:rsid="0011ac0d" officeooo:paragraph-rsid="0012f085"/>
    </style:style>
    <style:style style:name="P3" style:family="paragraph" style:parent-style-name="Standard">
      <style:text-properties officeooo:rsid="0011ac0d" officeooo:paragraph-rsid="00163d84"/>
    </style:style>
    <style:style style:name="P4" style:family="paragraph" style:parent-style-name="Standard">
      <style:text-properties officeooo:rsid="0012f085" officeooo:paragraph-rsid="0012f085"/>
    </style:style>
    <style:style style:name="P5" style:family="paragraph" style:parent-style-name="Standard">
      <style:text-properties officeooo:rsid="0013222c" officeooo:paragraph-rsid="0013222c"/>
    </style:style>
    <style:style style:name="P6" style:family="paragraph" style:parent-style-name="Standard">
      <style:text-properties officeooo:rsid="0013222c" officeooo:paragraph-rsid="00163d84"/>
    </style:style>
    <style:style style:name="P7" style:family="paragraph" style:parent-style-name="Standard">
      <style:text-properties officeooo:rsid="0013222c" officeooo:paragraph-rsid="00181967"/>
    </style:style>
    <style:style style:name="P8" style:family="paragraph" style:parent-style-name="Standard">
      <style:text-properties officeooo:rsid="0013222c" officeooo:paragraph-rsid="0019dba0"/>
    </style:style>
    <style:style style:name="P9" style:family="paragraph" style:parent-style-name="Standard">
      <style:text-properties officeooo:rsid="0013222c" officeooo:paragraph-rsid="001b3228"/>
    </style:style>
    <style:style style:name="P10" style:family="paragraph" style:parent-style-name="Standard">
      <style:text-properties officeooo:rsid="0013222c" officeooo:paragraph-rsid="0025e7d2"/>
    </style:style>
    <style:style style:name="P11" style:family="paragraph" style:parent-style-name="Standard">
      <style:text-properties officeooo:rsid="0014c84e" officeooo:paragraph-rsid="0014c84e"/>
    </style:style>
    <style:style style:name="P12" style:family="paragraph" style:parent-style-name="Standard">
      <style:text-properties officeooo:rsid="00163d84" officeooo:paragraph-rsid="00163d84"/>
    </style:style>
    <style:style style:name="P13" style:family="paragraph" style:parent-style-name="Standard">
      <style:text-properties officeooo:rsid="00163d84" officeooo:paragraph-rsid="00181967"/>
    </style:style>
    <style:style style:name="P14" style:family="paragraph" style:parent-style-name="Standard">
      <style:text-properties officeooo:rsid="00181967" officeooo:paragraph-rsid="00181967"/>
    </style:style>
    <style:style style:name="P15" style:family="paragraph" style:parent-style-name="Standard">
      <style:text-properties officeooo:rsid="00181967" officeooo:paragraph-rsid="001b3228"/>
    </style:style>
    <style:style style:name="P16" style:family="paragraph" style:parent-style-name="Standard">
      <style:text-properties officeooo:rsid="001b1470" officeooo:paragraph-rsid="001b1470"/>
    </style:style>
    <style:style style:name="P17" style:family="paragraph" style:parent-style-name="Standard">
      <style:text-properties officeooo:rsid="001b1470" officeooo:paragraph-rsid="002469c2"/>
    </style:style>
    <style:style style:name="P18" style:family="paragraph" style:parent-style-name="Standard">
      <style:text-properties officeooo:rsid="001b3228" officeooo:paragraph-rsid="001b3228"/>
    </style:style>
    <style:style style:name="P19" style:family="paragraph" style:parent-style-name="Standard">
      <style:text-properties officeooo:rsid="001b3228" officeooo:paragraph-rsid="001c253a"/>
    </style:style>
    <style:style style:name="P20" style:family="paragraph" style:parent-style-name="Standard">
      <style:text-properties officeooo:rsid="001c253a" officeooo:paragraph-rsid="001c253a"/>
    </style:style>
    <style:style style:name="P21" style:family="paragraph" style:parent-style-name="Standard">
      <style:text-properties fo:color="#ff3333" officeooo:rsid="0013222c" officeooo:paragraph-rsid="0013222c"/>
    </style:style>
    <style:style style:name="P22" style:family="paragraph" style:parent-style-name="Standard">
      <style:text-properties fo:color="#ff3333" officeooo:rsid="0013222c" officeooo:paragraph-rsid="0020b4e8"/>
    </style:style>
    <style:style style:name="P23" style:family="paragraph" style:parent-style-name="Standard">
      <style:text-properties fo:color="#ff3333" officeooo:rsid="001f5e1c" officeooo:paragraph-rsid="0020b4e8"/>
    </style:style>
    <style:style style:name="P24" style:family="paragraph" style:parent-style-name="Standard">
      <style:text-properties fo:color="#ff3333" officeooo:rsid="001df9f5" officeooo:paragraph-rsid="001df9f5"/>
    </style:style>
    <style:style style:name="P25" style:family="paragraph" style:parent-style-name="Standard">
      <style:text-properties officeooo:rsid="00163d84" officeooo:paragraph-rsid="0025e7d2"/>
    </style:style>
    <style:style style:name="P26" style:family="paragraph" style:parent-style-name="Standard">
      <style:text-properties officeooo:rsid="00181967" officeooo:paragraph-rsid="001b3228"/>
    </style:style>
    <style:style style:name="T1" style:family="text">
      <style:text-properties officeooo:rsid="0013222c"/>
    </style:style>
    <style:style style:name="T2" style:family="text">
      <style:text-properties officeooo:rsid="00163d84"/>
    </style:style>
    <style:style style:name="T3" style:family="text">
      <style:text-properties officeooo:rsid="001b1470"/>
    </style:style>
    <style:style style:name="T4" style:family="text">
      <style:text-properties officeooo:rsid="001b3228"/>
    </style:style>
    <style:style style:name="T5" style:family="text">
      <style:text-properties officeooo:rsid="001c253a"/>
    </style:style>
    <style:style style:name="T6" style:family="text">
      <style:text-properties officeooo:rsid="001cc70d"/>
    </style:style>
    <style:style style:name="T7" style:family="text">
      <style:text-properties officeooo:rsid="001f5e1c"/>
    </style:style>
    <style:style style:name="T8" style:family="text">
      <style:text-properties officeooo:rsid="00230a1e"/>
    </style:style>
    <style:style style:name="T9" style:family="text">
      <style:text-properties officeooo:rsid="002469c2"/>
    </style:style>
    <style:style style:name="T10" style:family="text">
      <style:text-properties officeooo:rsid="0012f085"/>
    </style:style>
    <style:style style:name="T11" style:family="text">
      <style:text-properties officeooo:rsid="0025e7d2"/>
    </style:style>
    <style:style style:name="T12" style:family="text">
      <style:text-properties officeooo:rsid="002719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Instructions:</text:p>
      <text:p text:style-name="P1"/>
      <text:p text:style-name="P1">Move ‘<text:span text:style-name="T1">RRAD’ folder </text:span><text:s/>to ‘<text:span text:style-name="T1">home’</text:span> folder</text:p>
      <text:p text:style-name="P2">Delete catkin folders (build, devel) <text:span text:style-name="T12">if present</text:span></text:p>
      <text:p text:style-name="P2"/>
      <text:p text:style-name="P4">Find and change filenames to reflect the local system</text:p>
      <text:p text:style-name="P4"><text:tab/>change /&lt;old directory&gt;/RRAD/ <text:s/>to /&lt;your directory&gt;/RRAD/</text:p>
      <text:p text:style-name="P4"><text:tab/>Look in the following files: <text:span text:style-name="T3">(1 instance each)</text:span></text:p>
      <text:p text:style-name="P4"><text:tab/><text:tab/>/RRAD/src/gui_launch/launchBackEnd.bash</text:p>
      <text:p text:style-name="P4"><text:tab/><text:tab/>/RRAD/src/gui_launch/VizlaunchBackEnd.bash</text:p>
      <text:p text:style-name="P17"><text:tab/><text:tab/><text:span text:style-name="T10">/RRAD/src/gui_launch/TestlaunchBackEnd.bash</text:span></text:p>
      <text:p text:style-name="P16"><text:tab/><text:tab/>/RRAD/src/gui/FrontEnd/GodotInterface/Scripts/surfaceSelectControls.gd</text:p>
      <text:p text:style-name="P16"/>
      <text:p text:style-name="P24">HAP note: <text:s/>Drag an item from directory where RRAD directory exists to find path name. <text:s/>There is only one file name string to change in each of the above files.</text:p>
      <text:p text:style-name="P16"/>
      <text:p text:style-name="P3">navigate to /&lt;your directory&gt;/RRAD in the terminal</text:p>
      <text:p text:style-name="P3">run ‘catkin_make’</text:p>
      <text:p text:style-name="P3"><text:tab/>should remake build and devel folders</text:p>
      <text:p text:style-name="P3"/>
      <text:p text:style-name="P11">Make sure the following files are executable by running ‘chmod +x &lt;filename&gt;’:</text:p>
      <text:p text:style-name="P12">(Executable files appear green in linux command line)</text:p>
      <text:p text:style-name="P11"><text:tab/>/RRAD/src/gui/FrontEnd/Godot_v2.1.4-stable_x11.64</text:p>
      <text:p text:style-name="P8"><text:tab/><text:span text:style-name="T2">/RRAD/src/gui/Backend/runFlaskServer.py</text:span></text:p>
      <text:p text:style-name="P8"><text:tab/><text:span text:style-name="T2">/RRAD/src/rrad_wash_cell/src/NewPlanner.py</text:span></text:p>
      <text:p text:style-name="P10"><text:tab/><text:span text:style-name="T2">/RRAD/src/rrad_wash_cell/src/TestNewPlanner.py</text:span></text:p>
      <text:p text:style-name="P25"><text:tab/>/RRAD/src/rrad_wash_cell/src/NewReworkPlanner.py</text:p>
      <text:p text:style-name="P6"><text:tab/><text:span text:style-name="T2">/RRAD/src/rrad_wash_cell/src/MassPlanner.py</text:span></text:p>
      <text:p text:style-name="P6"><text:tab/><text:span text:style-name="T2">/RRAD/src/rrad_wash_cell/src/NewVizPlanner.py</text:span></text:p>
      <text:p text:style-name="P6"><text:tab/><text:span text:style-name="T2">/RRAD/src/rrad_wash_cell/src/file_input_service_final.py</text:span></text:p>
      <text:p text:style-name="P6"><text:tab/><text:span text:style-name="T2">/RRAD/src/rrad_wash_cell/src/path_storage_server_final.py</text:span></text:p>
      <text:p text:style-name="P7"><text:tab/><text:span text:style-name="T2">/RRAD/src/rrad_wash_cell/src/Full_Analysis.py</text:span></text:p>
      <text:p text:style-name="P7"><text:tab/><text:span text:style-name="T2">/RRAD/src/rrad_wash_cell/src/ImpingementROS.py</text:span></text:p>
      <text:p text:style-name="P13"><text:tab/>/RRAD/src/gui_launch/launchBackend.bash</text:p>
      <text:p text:style-name="P6"><text:tab/><text:span text:style-name="T2">/RRAD/src/gui_launch/VizlaunchBackend.bash</text:span></text:p>
      <text:p text:style-name="P10"><text:tab/><text:span text:style-name="T10">/RRAD/src/gui_launch/TestlaunchBackEnd.bash<text:tab/></text:span></text:p>
      <text:p text:style-name="P20"/>
      <text:p text:style-name="P20">Installing Dependencies:</text:p>
      <text:p text:style-name="P20"><text:tab/>Linux will alert you to any missing dependencies when you run both catkin_make and the files <text:tab/>themselves. </text:p>
      <text:p text:style-name="P20"/>
      <text:p text:style-name="P20"><text:tab/>Installation varies, but most dependencies can be installed using ‘pip install &lt;package&gt;’</text:p>
      <text:p text:style-name="P20"><text:tab/>‘sudo’ may be required as a prefix to bypass administrative features</text:p>
      <text:p text:style-name="P20"><text:tab/></text:p>
      <text:p text:style-name="P20"><text:tab/><text:span text:style-name="T6">ROS and python have their own installation methods that are well documented online</text:span></text:p>
      <text:p text:style-name="P20"><text:tab/>Regardless <text:span text:style-name="T6">of package size</text:span>, there are a variety of resources to install <text:span text:style-name="T6">any</text:span> package online</text:p>
      <text:p text:style-name="P21"><text:tab/></text:p>
      <text:p text:style-name="P22"><text:tab/><text:span text:style-name="T7">packages: numpy-stl, pandas, scipy, seaborn, flask, Tkinter (python standard), <text:s/>numpy, <text:tab/><text:tab/><text:tab/><text:tab/>matplotlib, </text:span></text:p>
      <text:p text:style-name="P23"><text:soft-page-break/><text:tab/>these packages should be installed with Python. <text:s/>Open python and do an import to check </text:p>
      <text:p text:style-name="P23"><text:tab/><text:tab/><text:tab/>os, math,csv, </text:p>
      <text:p text:style-name="P5"/>
      <text:p text:style-name="P5"/>
      <text:p text:style-name="P14">Running the GUI based planner <text:s/><text:span text:style-name="T8">(run this from the terminal window)</text:span>:</text:p>
      <text:p text:style-name="P14"><text:tab/>run <text:s/><text:span text:style-name="T2">‘/RRAD/src/gui_launch/launchBackend.bash </text:span>or <text:span text:style-name="T2">VizlaunchBackend.bash’</text:span></text:p>
      <text:p text:style-name="P14"><text:tab/><text:tab/>launchBackend returns true values that are too low for effective visualization</text:p>
      <text:p text:style-name="P14"><text:tab/><text:tab/>VizlaunchBackend returns <text:span text:style-name="T4">less accurate values, but more effective visuals</text:span></text:p>
      <text:p text:style-name="P14"><text:tab/><text:tab/><text:span text:style-name="T11">TestlaunchBackend launches a test version of launchBackend so that no changes need to <text:tab/><text:tab/><text:tab/>be made to the current build</text:span></text:p>
      <text:p text:style-name="P14"/>
      <text:p text:style-name="P15"><text:tab/><text:tab/><text:span text:style-name="T4">This opens all of the needed files for the backend </text:span></text:p>
      <text:p text:style-name="P18"><text:tab/><text:tab/>(any filename changes need to be reflected in these files as well)</text:p>
      <text:p text:style-name="P14"/>
      <text:p text:style-name="P15"><text:tab/><text:span text:style-name="T9">Open /RRAD/src/gui/FrontEnd/Godot_v2.1.4-stable_x11.64 to start GODOT</text:span></text:p>
      <text:p text:style-name="P15"><text:tab/><text:tab/><text:span text:style-name="T8">(launch this from the the file explorer)</text:span></text:p>
      <text:p text:style-name="P15"><text:tab/><text:tab/><text:span text:style-name="T4">this should open a selection box to select the same file within GODOT</text:span></text:p>
      <text:p text:style-name="P15"><text:tab/><text:tab/><text:span text:style-name="T4">open the file and then click the ‘play’ button to begin</text:span></text:p>
      <text:p text:style-name="P15"><text:tab/><text:tab/>*<text:span text:style-name="T12">The play button opens a godot window and which calls the ros network to begin the <text:tab/><text:tab/><text:tab/>process</text:span></text:p>
      <text:p text:style-name="P15"/>
      <text:p text:style-name="P18"><text:tab/>You will need to relaunch the first file and ‘stop’ the GODOT simulation before repeating(does <text:tab/>not apply to rework)</text:p>
      <text:p text:style-name="P18">Running the Mass Planner: (for gathering data on many parts and treatments all at once)</text:p>
      <text:p text:style-name="P18"><text:tab/>Change the base directory and placement directory to suit your needs in lines 1617-18</text:p>
      <text:p text:style-name="P18"><text:tab/>The base directory should only contain one version of each STL you wish to gather data on</text:p>
      <text:p text:style-name="P18"><text:tab/>The placement directory can be anywhere, but it will overwrite files of the same name if they <text:tab/>exist</text:p>
      <text:p text:style-name="P5"/>
      <text:p text:style-name="P9"><text:tab/><text:span text:style-name="T4">run /RRAD/src/rrad_wash_cell/src/MassPlanner.py</text:span></text:p>
      <text:p text:style-name="P9"/>
      <text:p text:style-name="P18">Running Full Analysis: (produces charts and summary data across all parts)</text:p>
      <text:p text:style-name="P1"><text:tab/><text:span text:style-name="T4">Change the directory in line 1681 to the placement directory set in the MassPlanner</text:span></text:p>
      <text:p text:style-name="P1"/>
      <text:p text:style-name="P9"><text:tab/><text:span text:style-name="T4">run /RRAD/src/rrad_wash_cell/src/Full_Analysis.py</text:span></text:p>
      <text:p text:style-name="P9"/>
      <text:p text:style-name="P9"/>
      <text:p text:style-name="P18">Adding Braden’s Impingement work:</text:p>
      <text:p text:style-name="P18"><text:tab/>See <text:span text:style-name="T2">/RRAD/src/rrad_wash_cell/src/ImpingementROS.py </text:span>for a template(old version of his code <text:tab/>built for ROS)</text:p>
      <text:p text:style-name="P18"/>
      <text:p text:style-name="P19"><text:tab/><text:tab/><text:span text:style-name="T5">The bottom two functions need to remain the same(to_msg, create_impingement)</text:span></text:p>
      <text:p text:style-name="P19"><text:tab/><text:tab/></text:p>
      <text:p text:style-name="P19"><text:span text:style-name="T5"><text:tab/><text:tab/>The rest of the code should go into ‘createImpingementData’ and the last</text:span><text:tab/><text:span text:style-name="T5">two lines of <text:tab/><text:tab/><text:tab/>the function shouldn’t change aside from nomenclature to fit the above code(lines 568)</text:span></text:p>
      <text:p text:style-name="P19"/>
      <text:p text:style-name="P19"><text:tab/><text:tab/><text:span text:style-name="T5">Line 49 demonstrates how to get the filename for analysis(the timestamped path plan)</text:span></text:p>
      <text:p text:style-name="P19"/>
      <text:p text:style-name="P19"><text:soft-page-break/><text:tab/><text:span text:style-name="T5">Once ready, uncomment Lines 37 and 41 in <text:tab/>/RRAD/src/rrad_wash_cell/src/path_storage_server_final.py <text:s/>to override the path planner’s <text:tab/>impingement valu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5:14:34.644620410</meta:creation-date>
    <dc:date>2018-12-19T15:20:27.448619508</dc:date>
    <meta:editing-duration>PT2H31M2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543" meta:character-count="4429" meta:non-whitespace-character-count="3844"/>
  </office:meta>
</office:document-meta>
</file>